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347239441148894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949616253005962087"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82678661576711001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125391418404980488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559764842430989445"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263713549572196901" text:style-name="L6">
        <text:list-item>
          <text:list>
            <text:list-header>
              <text:p text:style-name="P211"><text:span text:style-name="T2">warm up:</text:span> 0.2 mile jog and rest 2 minutes</text:p>
              <text:p text:style-name="P211"><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46307419315001170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459686043384178811"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320962" text:continue-list="list846307419315001170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24843343968785363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344296"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34569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343684" text:continue-numbering="true" text:style-name="L9">
        <text:list-item>
          <text:list>
            <text:list-header>
              <text:p text:style-name="P212">Warm down: <text:span text:style-name="T3">0.25 mile jog home</text:span></text:p>
              <text:p text:style-name="P213"/>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333232" text:continue-numbering="true" text:style-name="L9">
        <text:list-item>
          <text:list>
            <text:list-header>
              <text:p text:style-name="P213">Time for 4.8 miles: 56: 32, Ave Pace: 11:51/mile, Ave HR:118,-&gt;1399 heartbeats/Mile</text:p>
              <text:p text:style-name="P212">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329143" text:continue-numbering="true" text:style-name="L9">
        <text:list-item>
          <text:list>
            <text:list-header>
              <text:p text:style-name="P213">Today Oct 13:</text:p>
              <text:p text:style-name="P213">Time for 4.8 miles: 59: 34, Ave Pace: 12:24.5/mile, Ave HR:108.5,-&gt;1345 heartbeats/Mile</text:p>
              <text:p text:style-name="P213">On Thur <text:s/>Oct 8, 2020: </text:p>
              <text:p text:style-name="P213">Time for 4.8 miles: 59: 55, Ave Pace: 12:29/mile, Ave HR:112,-&gt;1398 heartbeats/Mile</text:p>
              <text:p text:style-name="P214">On Oct 8 when going up hill, I ran until my HR was up to 120 bpm and then walked until my HR was 110 bpm and then repeated.</text:p>
              <text:p text:style-name="P214">On Oct 13 when going up hill, I ran until my HR was up to 115 bpm and then walked until my HR was 105 bpm and then repeated.</text:p>
              <text:p text:style-name="P215">On Oct 13 my average rate was faster and heartbeats/mile was lower. Therefore this scheme is better. I should repeat these two workouts and also try the following:</text:p>
              <text:p text:style-name="P214">When going up hill, run until my HR is up to 110 bpm and then walk until my HR is 100 bpm and repeat.</text:p>
              <text:p text:style-name="P215"/>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839574198030050091"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69909196920056575"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27480127219660043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325626" text:continue-numbering="true" text:style-name="L12">
        <text:list-item>
          <text:list>
            <text:list-header>
              <text:p text:style-name="P217">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924749961162430017" text:style-name="L13">
        <text:list-item>
          <text:list>
            <text:list-header>
              <text:p text:style-name="P206">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944916444887129692"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294595046359613030" text:style-name="L15">
        <text:list-item>
          <text:list>
            <text:list-header>
              <text:p text:style-name="P184">1.5 miles averaging about 9:40/mile and rest 1 min</text:p>
            </text:list-header>
          </text:list>
        </text:list-item>
      </text:list>
      <text:p text:style-name="P24">1 mile in 8:26 and rest 2 min</text:p>
      <text:list xml:id="list7439182910063251430"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895512091566478357" text:style-name="L17">
        <text:list-item>
          <text:list>
            <text:list-header>
              <text:p text:style-name="P186">5.25 miles on roads and bike paths in Oosterwold</text:p>
              <text:p text:style-name="P207">Average pace: 11:08/mile</text:p>
              <text:p text:style-name="P207">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340898" text:continue-numbering="true" text:style-name="L17">
        <text:list-item>
          <text:list>
            <text:list-header>
              <text:p text:style-name="P186">5.25 miles on roads and bike paths in Oosterwold</text:p>
              <text:p text:style-name="P207">Average pace: 9:52/mile</text:p>
              <text:p text:style-name="P207">Warm down: 0.25 miles</text:p>
            </text:list-header>
          </text:list>
        </text:list-item>
      </text:list>
      <text:p text:style-name="P10"/>
      <text:p text:style-name="P24">Tues May 17, 2022 no running</text:p>
      <text:list xml:id="list425338409130780890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812948764321738202"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946967015421513938"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328691" text:continue-list="list3812948764321738202" text:style-name="L19">
        <text:list-item>
          <text:list>
            <text:list-header>
              <text:p text:style-name="P188">(Pace*HR)=1240</text:p>
            </text:list-header>
          </text:list>
        </text:list-item>
      </text:list>
      <text:list xml:id="list34336152" text:continue-list="list4253384091307808903" text:style-name="L18">
        <text:list-item>
          <text:list>
            <text:list-header>
              <text:p text:style-name="P187">2 miles at 10:46/mile Ave HR= 121 bpm and rest a few minutes</text:p>
            </text:list-header>
          </text:list>
        </text:list-item>
      </text:list>
      <text:list xml:id="list34334112" text:continue-list="list34328691"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333199"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9086115111623412999"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937847168725822189"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126547963414203317" text:style-name="L23">
        <text:list-item>
          <text:list>
            <text:list-header>
              <text:p text:style-name="P208">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62586761107600362" text:style-name="L24">
        <text:list-item>
          <text:p text:style-name="P216">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8645378235405223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870842042170839617"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342517" text:continue-numbering="true" text:style-name="L26">
        <text:list-item>
          <text:list>
            <text:list-header>
              <text:p text:style-name="P192">0.1 mile lead in to a 4 mile run</text:p>
              <text:p text:style-name="P209">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322234"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33457034347578644"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63296365285255382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54998744030300711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20351273623550075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48405598435524222"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39107564662426700" text:style-name="L32">
        <text:list-item>
          <text:list>
            <text:list-header>
              <text:p text:style-name="P198">0.25 miles in 2:54</text:p>
              <text:p text:style-name="P198">1 mile in 9:21 going faster as I ran and ending at around 8:30 pace</text:p>
            </text:list-header>
          </text:list>
        </text:list-item>
      </text:list>
      <text:list xml:id="list957481664617743143"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320732496430718906"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619061680744421567"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8295457682563275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24196821271396484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803576145656826757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414767794629691157" text:style-name="L39">
        <text:list-item>
          <text:list>
            <text:list-header>
              <text:p text:style-name="P21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oft-page-break/><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27T14:07:30.68</dc:date>
    <dc:creator>James Lombardi</dc:creator>
    <meta:editing-duration>P32DT21H6M43S</meta:editing-duration>
    <meta:editing-cycles>2325</meta:editing-cycles>
    <meta:generator>OpenOffice/4.1.2$Win32 OpenOffice.org_project/412m3$Build-9782</meta:generator>
    <meta:document-statistic meta:table-count="0" meta:image-count="9" meta:object-count="0" meta:page-count="229" meta:paragraph-count="6736" meta:word-count="72029" meta:character-count="368320"/>
  </office:meta>
</office:document-meta>
</file>